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6EE02B8EC7197A5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8.583cm"/>
    </style:style>
    <style:style style:name="gr3" style:family="graphic" style:parent-style-name="standard">
      <style:graphic-properties draw:stroke="none" draw:fill="none" fo:min-height="1.877cm"/>
    </style:style>
    <style:style style:name="gr4" style:family="graphic" style:parent-style-name="standard">
      <style:graphic-properties draw:stroke="none" draw:fill="none" fo:min-height="1.407cm"/>
    </style:style>
    <style:style style:name="gr5" style:family="graphic" style:parent-style-name="standard">
      <style:graphic-properties draw:stroke="none" draw:fill="none" fo:min-height="6.56cm"/>
    </style:style>
    <style:style style:name="gr6" style:family="graphic" style:parent-style-name="standard">
      <style:graphic-properties draw:stroke="none" draw:fill="none" fo:min-height="13.118cm"/>
    </style:style>
    <style:style style:name="gr7" style:family="graphic" style:parent-style-name="standard">
      <style:graphic-properties draw:stroke="none" draw:fill="none" fo:min-height="1.547cm"/>
    </style:style>
    <style:style style:name="gr8" style:family="graphic" style:parent-style-name="standard">
      <style:graphic-properties draw:stroke="none" draw:fill="none" fo:min-height="13.213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="none"/>
      <style:text-properties fo:font-size="22pt" style:font-size-asian="22pt" style:font-size-complex="22pt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imes New Roman" fo:font-size="96pt" fo:letter-spacing="normal" fo:font-style="normal" style:text-underline-style="none" fo:font-weight="bold" style:font-name-asian="Times New Roman1" style:font-size-asian="96pt" style:font-style-asian="normal" style:font-weight-asian="bold" style:font-size-complex="9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imes New Roman" fo:font-size="22pt" fo:letter-spacing="normal" fo:font-style="normal" style:text-underline-style="none" fo:font-weight="bold" style:font-name-asian="Times New Roman1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imes New Roman" fo:font-size="48pt" fo:letter-spacing="normal" fo:font-style="normal" style:text-underline-style="none" fo:font-weight="bold" style:font-name-asian="Times New Roman1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imes New Roman" fo:font-size="36pt" fo:letter-spacing="normal" fo:font-style="normal" style:text-underline-style="none" fo:font-weight="bold" style:font-name-asian="Times New Roman1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Times New Roman1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1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Verdana" fo:font-size="36pt" fo:letter-spacing="normal" fo:font-style="normal" style:text-underline-style="none" fo:font-weight="bold" style:font-name-asian="Times New Roman1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1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752cm" svg:x="1.471cm" svg:y="5.646cm" presentation:class="title" presentation:user-transformed="true">
          <draw:text-box>
            <text:p><text:span text:style-name="T1">Аналіз вимог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3" draw:layer="layout" svg:width="25.908cm" svg:height="18.833cm" svg:x="0.254cm" svg:y="3.048cm">
          <draw:text-box>
            <text:p text:style-name="P2"><text:span text:style-name="T2">Користувач запускає свій ноутбук\комп’ютер підключається до інтернет мережі, відкриває браузер і заходить на сайт. Зайшовши на сайт користувач може перейти на блог іншого користувача або опублікувати власну новину чи пост у своєму блозі. </text:span></text:p>
            <text:p text:style-name="P2"><text:span text:style-name="T2"> </text:span></text:p>
            <text:p text:style-name="P2"><text:span text:style-name="T2"><text:s text:c="3"/></text:span><text:span text:style-name="T2">Інують правила яких треба дотримуватись на даному сервісі:</text:span></text:p>
            <text:p text:style-name="P2"><text:span text:style-name="T2">Правило1: Заборонено використовуваати ненормативну лексику</text:span></text:p>
            <text:p text:style-name="P2"><text:span text:style-name="T2">Правило2: Заборонені посилання на сторонні веб сайти</text:span></text:p>
            <text:p text:style-name="P2"><text:span text:style-name="T2">Правило 3: Заборонено флуд</text:span></text:p>
            <text:p text:style-name="P2"><text:span text:style-name="T2">Правило 4: Не розголошувати особисте і публічне</text:span></text:p>
            <text:p text:style-name="P2"><text:span text:style-name="T2">Правило 5: Не створювати повідомлення які не мають ніякого сенсу</text:span></text:p>
            <text:p text:style-name="P2"><text:span text:style-name="T2">Правило 6: Заборонено створювати клонів</text:span></text:p>
            <text:p text:style-name="P2"><text:span text:style-name="T2">Правило 6 : Розборки між користувачами</text:span></text:p>
          </draw:text-box>
        </draw:frame>
        <draw:frame draw:style-name="gr3" draw:text-style-name="P4" draw:layer="layout" svg:width="11.085cm" svg:height="2.127cm" svg:x="7.874cm" svg:y="0.159cm">
          <draw:text-box>
            <text:p><text:span text:style-name="T3">Main Scenari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4" draw:layer="layout" svg:width="18.739cm" svg:height="1.657cm" svg:x="4.375cm" svg:y="0.121cm">
          <draw:text-box>
            <text:p><text:span text:style-name="T4">Додаткові вимоги \ обмеження :</text:span></text:p>
          </draw:text-box>
        </draw:frame>
        <draw:frame draw:style-name="gr5" draw:text-style-name="P4" draw:layer="layout" svg:width="26.719cm" svg:height="6.81cm" svg:x="0.508cm" svg:y="4.874cm">
          <draw:text-box>
            <text:p><text:span text:style-name="T5">1.</text:span><text:span text:style-name="T6">Адміністрація сайту може заблокувати користувача або його блог за порушення правил.</text:span></text:p>
            <text:p><text:span text:style-name="T6"/></text:p>
            <text:p><text:span text:style-name="T6">2. Користувач може бути заблокований за проханнями інших якщо є на то вагомі причини.</text:span></text:p>
            <text:p><text:span text:style-name="T6"> 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4" draw:layer="layout" svg:width="23.489cm" svg:height="1.657cm" svg:x="2.54cm" svg:y="0.508cm">
          <draw:text-box>
            <text:p><text:span text:style-name="T4">Нефункціональні вимоги припущення :</text:span></text:p>
          </draw:text-box>
        </draw:frame>
        <draw:frame draw:style-name="gr6" draw:text-style-name="P4" draw:layer="layout" svg:width="26.004cm" svg:height="13.368cm" svg:x="1.167cm" svg:y="1.288cm">
          <draw:text-box>
            <text:p><text:span text:style-name="T5"/></text:p>
            <text:p><text:span text:style-name="T5">1.Сайт працює цілодобово?</text:span></text:p>
            <text:p><text:span text:style-name="T5"/></text:p>
            <text:p><text:span text:style-name="T5">2.Скільки може бути одночасно користувачів на сервері?</text:span></text:p>
            <text:p><text:span text:style-name="T5"/></text:p>
            <text:p><text:span text:style-name="T5">3.Можна публікувати будь які пости?</text:span></text:p>
            <text:p><text:span text:style-name="T5"/></text:p>
            <text:p><text:span text:style-name="T5">4.Можна розміщати або купувати рекламу в блогах?</text:span></text:p>
            <text:p><text:span text:style-name="T5"/></text:p>
            <text:p><text:span text:style-name="T5">5.Може адміністрація забанити просто так? </text:span></text:p>
            <text:p><text:span text:style-name="T5"/></text:p>
            <text:p><text:span text:style-name="T5">6.Скільки постів можна публікувати за день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7" draw:text-style-name="P4" draw:layer="layout" svg:width="16.076cm" svg:height="1.797cm" svg:x="6.022cm" svg:y="0.235cm">
          <draw:text-box>
            <text:p><text:span text:style-name="T7">Alternative scenarios </text:span></text:p>
          </draw:text-box>
        </draw:frame>
        <draw:frame draw:style-name="gr8" draw:text-style-name="P7" draw:layer="layout" svg:width="26.868cm" svg:height="13.463cm" svg:x="0.762cm" svg:y="1.778cm">
          <draw:text-box>
            <text:p text:style-name="P6"><text:span text:style-name="T8"/></text:p>
            <text:p text:style-name="P6"><text:span text:style-name="T8">1. Заблокований користувач переходить на сайт і отримує повідомлення про те що він заблокований і не може користуватися сайтом</text:span></text:p>
            <text:p text:style-name="P6"><text:span text:style-name="T8"/></text:p>
            <text:p text:style-name="P6"><text:span text:style-name="T8">2. Користувач переходить на сайт з регіону де він не працює. Сайт не відкривається</text:span></text:p>
            <text:p text:style-name="P6"><text:span text:style-name="T8"/></text:p>
            <text:p text:style-name="P6"><text:span text:style-name="T8">3. <text:s/>На сайт була проведена DDOS атака. Сайт перестав відповідати у всіх користувачів</text:span></text:p>
            <text:p text:style-name="P6"><text:span text:style-name="T8"/></text:p>
            <text:p text:style-name="P6"><text:span text:style-name="T8">4.У користувача проблеми із інтернет підключенням. Він переходить на сайт і отримує повідомлення про те що підключення до інтернету відсутнє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fill-image draw:name="background" xlink:href="Pictures/1000000000000780000004386EE02B8EC7197A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Заповнено_20_синім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Заповнено_20_зеленим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Заповнено_20_червоним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Заповнено_20_жовтим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3.2$Windows_X86_64 LibreOffice_project/86daf60bf00efa86ad547e59e09d6bb77c699acb</meta:generator>
    <dc:date>2019-06-02T23:43:47.866000000</dc:date>
    <meta:editing-duration>PT4M52S</meta:editing-duration>
    <meta:editing-cycles>1</meta:editing-cycles>
    <meta:document-statistic meta:object-count="40"/>
  </office:meta>
</office:document-meta>
</file>